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2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2">Use Case</text:h>
      <text:p text:style-name="Standard"><draw:frame draw:style-name="a0" draw:name="Grafik 1" text:anchor-type="as-char" svg:x="0in" svg:y="0in" svg:width="5.84375in" svg:height="4.59375in" style:rel-width="scale" style:rel-height="scale"><draw:image xlink:href="media/image1.png" xlink:type="simple" xlink:show="embed" xlink:actuate="onLoad"/><svg:title/><svg:desc/></draw:frame></text:p>
      <text:soft-page-break/>
      <text:h text:style-name="Überschrift2" text:outline-level="2">UI-Scribble</text:h>
      <text:p text:style-name="Standard"><draw:frame draw:z-index="251658240" draw:style-name="a1" draw:name="Grafik 3" text:anchor-type="paragraph" svg:x="0.69856in" svg:y="0.05417in" svg:width="7.87995in" svg:height="6.00556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Überschrift2" text:outline-level="2"><draw:frame draw:z-index="251659264" draw:style-name="a2" draw:name="Grafik 4" text:anchor-type="paragraph" svg:x="0.17361in" svg:y="0.31597in" svg:width="7.96458in" svg:height="5.9736in" style:rel-width="scale" style:rel-height="scale"><draw:image xlink:href="media/image3.jpeg" xlink:type="simple" xlink:show="embed" xlink:actuate="onLoad"/><svg:title/><svg:desc/></draw:frame>Activity Diagram MemorySettings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7in" fo:margin-left="0.9847in" fo:margin-bottom="0.984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er Gritzfeld</meta:initial-creator>
    <dc:creator>Alexander Gritzfeld</dc:creator>
    <meta:creation-date>2021-05-01T11:30:00Z</meta:creation-date>
    <dc:date>2021-05-01T18:11:00Z</dc:date>
    <meta:template xlink:href="Normal.dotm" xlink:type="simple"/>
    <meta:editing-cycles>3</meta:editing-cycles>
    <meta:editing-duration>PT0S</meta:editing-duration>
    <meta:document-statistic meta:page-count="3" meta:paragraph-count="1" meta:word-count="10" meta:character-count="74" meta:row-count="1" meta:non-whitespace-character-count="65"/>
  </office:meta>
</office:document-meta>
</file>